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Template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emplate.setTemplateFilePath( String template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Template.writeTemplate( RtfHeader h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tfTemplate.Rtf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